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3" svg:font-family="'Arial Unicode MS'" style:font-family-generic="swiss"/>
    <style:font-face style:name="Arial Unicode MS" svg:font-family="'Arial Unicode MS'" style:font-pitch="variable"/>
    <style:font-face style:name="Liberation Serif1" svg:font-family="'Liberation Serif'" style:font-pitch="variable"/>
    <style:font-face style:name="Miriam Mono CLM" svg:font-family="'Miriam Mono CLM'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35b249" style:font-style-asian="normal" style:font-style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4509d8" style:font-style-asian="normal" style:font-style-complex="normal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1f15ce" style:font-style-asian="normal" style:font-style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23ff27" style:font-style-asian="normal" style:font-style-complex="normal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33add9" style:font-style-asian="normal" style:font-style-complex="normal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35b249" style:font-style-asian="normal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1d4e7b" style:font-style-asian="normal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7a1adf" style:font-style-asian="normal" style:font-style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7d5e01" style:font-style-asian="normal" style:font-style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9d91bb" style:font-style-asian="normal" style:font-style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ae8196" style:font-style-asian="normal" style:font-style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b276dc" style:font-style-asian="normal" style:font-style-complex="normal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23ff27" style:font-style-asian="normal" style:font-style-complex="normal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37c3e6" style:font-style-asian="normal" style:font-style-complex="normal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35b249" style:font-style-asian="normal" style:font-style-complex="normal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1d4e7b" style:font-style-asian="normal" style:font-style-complex="normal"/>
    </style:style>
    <style:style style:name="P17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tyle="normal" officeooo:paragraph-rsid="001f15ce" style:font-style-asian="normal" style:font-style-complex="normal"/>
    </style:style>
    <style:style style:name="P18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tyle="normal" officeooo:paragraph-rsid="001d4e7b" style:font-style-asian="normal" style:font-style-complex="normal"/>
    </style:style>
    <style:style style:name="P19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tyle="normal" officeooo:paragraph-rsid="0035b249" style:font-style-asian="normal" style:font-style-complex="normal"/>
    </style:style>
    <style:style style:name="P20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font-style="normal" officeooo:paragraph-rsid="0037c3e6" style:font-style-asian="normal" style:font-style-complex="normal"/>
    </style:style>
    <style:style style:name="P21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50108a" style:font-style-asian="normal" style:font-style-complex="normal"/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Miriam Mono CLM" fo:font-size="10pt" fo:font-style="normal" officeooo:rsid="005090e0" officeooo:paragraph-rsid="005090e0" style:font-size-asian="10pt" style:font-style-asian="normal" style:font-size-complex="10pt" style:font-style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115%" fo:text-align="center" style:justify-single-word="false" fo:text-indent="0cm" style:auto-text-indent="false" fo:background-color="transparent"/>
      <style:text-properties fo:font-style="normal" officeooo:paragraph-rsid="0047166a" style:font-style-asian="normal" style:font-style-complex="normal"/>
    </style:style>
    <style:style style:name="P24" style:family="paragraph" style:parent-style-name="Text_20_body" style:master-page-name="">
      <loext:graphic-properties draw:fill="none"/>
      <style:paragraph-properties fo:margin-left="2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font-style="normal" officeooo:paragraph-rsid="00ae8196" style:font-style-asian="normal" style:font-style-complex="normal"/>
    </style:style>
    <style:style style:name="P25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style:font-name="Times New Roman" fo:font-style="normal" style:text-underline-style="solid" style:text-underline-width="auto" style:text-underline-color="font-color" officeooo:rsid="00a06155" officeooo:paragraph-rsid="00ae8196" style:font-style-asian="normal" style:font-style-complex="normal"/>
    </style:style>
    <style:style style:name="P26" style:family="paragraph">
      <style:paragraph-properties fo:margin-left="0.499cm" fo:margin-right="0.101cm" fo:margin-top="0cm" fo:margin-bottom="0cm" fo:text-align="justify" fo:text-indent="0cm"/>
    </style:style>
    <style:style style:name="P27" style:family="paragraph">
      <loext:graphic-properties draw:fill="none" draw:fill-color="#ffffff"/>
      <style:paragraph-properties fo:margin-left="0.499cm" fo:margin-right="0.101cm" fo:margin-top="0cm" fo:margin-bottom="0cm" fo:text-align="justify" fo:text-indent="0cm" style:writing-mode="lr-tb"/>
      <style:text-properties fo:font-size="10pt" style:font-size-complex="10pt"/>
    </style:style>
    <style:style style:name="P28" style:family="paragraph">
      <style:paragraph-properties style:writing-mode="lr-tb"/>
    </style:style>
    <style:style style:name="P29" style:family="paragraph">
      <loext:graphic-properties draw:fill="gradient" draw:fill-gradient-name="Gradient_20_13"/>
      <style:paragraph-properties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loext:graphic-properties draw:fill="gradient" draw:fill-gradient-name="Gradient_20_16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style:writing-mode="lr-tb"/>
      <style:text-properties fo:color="#000000" loext:opacity="100%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loext:opacity="100%" fo:hyphenate="false" loext:hyphenation-no-caps="false"/>
    </style:style>
    <style:style style:name="P34" style:family="paragraph">
      <loext:graphic-properties draw:fill="gradient" draw:fill-gradient-name="Gradient_20_17"/>
      <style:paragraph-properties style:writing-mode="lr-tb"/>
      <style:text-properties fo:color="#000000" loext:opacity="100%"/>
    </style:style>
    <style:style style:name="P35" style:family="paragraph">
      <loext:graphic-properties draw:fill="solid" draw:fill-color="#fafafa"/>
    </style:style>
    <style:style style:name="T1" style:family="text">
      <style:text-properties officeooo:rsid="001d4e7b"/>
    </style:style>
    <style:style style:name="T2" style:family="text">
      <style:text-properties officeooo:rsid="00291e61"/>
    </style:style>
    <style:style style:name="T3" style:family="text">
      <style:text-properties officeooo:rsid="00297d71"/>
    </style:style>
    <style:style style:name="T4" style:family="text">
      <style:text-properties style:font-name="Miriam Mono CLM" officeooo:rsid="00291e61"/>
    </style:style>
    <style:style style:name="T5" style:family="text">
      <style:text-properties style:font-name="Miriam Mono CLM" officeooo:rsid="003ee98a"/>
    </style:style>
    <style:style style:name="T6" style:family="text">
      <style:text-properties style:font-name="Miriam Mono CLM" officeooo:rsid="003973b9"/>
    </style:style>
    <style:style style:name="T7" style:family="text">
      <style:text-properties style:font-name="Miriam Mono CLM" officeooo:rsid="008e4967"/>
    </style:style>
    <style:style style:name="T8" style:family="text">
      <style:text-properties style:font-name="Miriam Mono CLM" officeooo:rsid="003cdf1d"/>
    </style:style>
    <style:style style:name="T9" style:family="text">
      <style:text-properties style:font-name="Miriam Mono CLM" officeooo:rsid="008f18b8"/>
    </style:style>
    <style:style style:name="T10" style:family="text">
      <style:text-properties style:font-name="Miriam Mono CLM" officeooo:rsid="006c7ab7"/>
    </style:style>
    <style:style style:name="T11" style:family="text">
      <style:text-properties style:font-name="Miriam Mono CLM" officeooo:rsid="00b3f180"/>
    </style:style>
    <style:style style:name="T12" style:family="text">
      <style:text-properties officeooo:rsid="0030eedd"/>
    </style:style>
    <style:style style:name="T13" style:family="text">
      <style:text-properties officeooo:rsid="0030fb30"/>
    </style:style>
    <style:style style:name="T14" style:family="text">
      <style:text-properties officeooo:rsid="00323945"/>
    </style:style>
    <style:style style:name="T15" style:family="text">
      <style:text-properties officeooo:rsid="0035b249"/>
    </style:style>
    <style:style style:name="T16" style:family="text">
      <style:text-properties officeooo:rsid="003742ab"/>
    </style:style>
    <style:style style:name="T17" style:family="text">
      <style:text-properties officeooo:rsid="0037c3e6"/>
    </style:style>
    <style:style style:name="T18" style:family="text">
      <style:text-properties officeooo:rsid="003973b9"/>
    </style:style>
    <style:style style:name="T19" style:family="text">
      <style:text-properties officeooo:rsid="003b014a"/>
    </style:style>
    <style:style style:name="T20" style:family="text">
      <style:text-properties officeooo:rsid="003cdf1d"/>
    </style:style>
    <style:style style:name="T21" style:family="text">
      <style:text-properties officeooo:rsid="003e30bc"/>
    </style:style>
    <style:style style:name="T22" style:family="text">
      <style:text-properties officeooo:rsid="003ee98a"/>
    </style:style>
    <style:style style:name="T23" style:family="text">
      <style:text-properties officeooo:rsid="00419e52"/>
    </style:style>
    <style:style style:name="T24" style:family="text">
      <style:text-properties officeooo:rsid="0042acb0"/>
    </style:style>
    <style:style style:name="T25" style:family="text">
      <style:text-properties officeooo:rsid="004ad62e"/>
    </style:style>
    <style:style style:name="T26" style:family="text">
      <style:text-properties officeooo:rsid="004f26c6"/>
    </style:style>
    <style:style style:name="T27" style:family="text">
      <style:text-properties officeooo:rsid="00529aac"/>
    </style:style>
    <style:style style:name="T28" style:family="text">
      <style:text-properties officeooo:rsid="005e5037"/>
    </style:style>
    <style:style style:name="T29" style:family="text">
      <style:text-properties officeooo:rsid="005f2ea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6785ce"/>
    </style:style>
    <style:style style:name="T32" style:family="text">
      <style:text-properties style:text-underline-style="solid" style:text-underline-width="auto" style:text-underline-color="font-color" officeooo:rsid="0068eefd"/>
    </style:style>
    <style:style style:name="T33" style:family="text">
      <style:text-properties style:text-underline-style="solid" style:text-underline-width="auto" style:text-underline-color="font-color" officeooo:rsid="0082c08c"/>
    </style:style>
    <style:style style:name="T34" style:family="text">
      <style:text-properties fo:font-style="italic" officeooo:rsid="006c7ab7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68eefd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82c08c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6785ce" style:font-style-asian="italic" style:font-style-complex="italic"/>
    </style:style>
    <style:style style:name="T38" style:family="text">
      <style:text-properties fo:font-style="italic" style:text-underline-style="none" officeooo:rsid="006c7ab7" style:font-style-asian="italic" style:font-style-complex="italic"/>
    </style:style>
    <style:style style:name="T39" style:family="text">
      <style:text-properties style:text-underline-style="none" officeooo:rsid="0068eefd"/>
    </style:style>
    <style:style style:name="T40" style:family="text">
      <style:text-properties style:text-underline-style="none" officeooo:rsid="006785ce"/>
    </style:style>
    <style:style style:name="T41" style:family="text">
      <style:text-properties style:text-underline-style="none" officeooo:rsid="006b521f"/>
    </style:style>
    <style:style style:name="T42" style:family="text">
      <style:text-properties style:text-underline-style="none" officeooo:rsid="006c7ab7"/>
    </style:style>
    <style:style style:name="T43" style:family="text">
      <style:text-properties officeooo:rsid="006c7ab7"/>
    </style:style>
    <style:style style:name="T44" style:family="text">
      <style:text-properties officeooo:rsid="006eb81e"/>
    </style:style>
    <style:style style:name="T45" style:family="text">
      <style:text-properties officeooo:rsid="007011ff"/>
    </style:style>
    <style:style style:name="T46" style:family="text">
      <style:text-properties officeooo:rsid="007100a4"/>
    </style:style>
    <style:style style:name="T47" style:family="text">
      <style:text-properties officeooo:rsid="007915db"/>
    </style:style>
    <style:style style:name="T48" style:family="text">
      <style:text-properties officeooo:rsid="007a1adf"/>
    </style:style>
    <style:style style:name="T49" style:family="text">
      <style:text-properties officeooo:rsid="007d5e01"/>
    </style:style>
    <style:style style:name="T50" style:family="text">
      <style:text-properties officeooo:rsid="007e9168"/>
    </style:style>
    <style:style style:name="T51" style:family="text">
      <style:text-properties officeooo:rsid="00803083"/>
    </style:style>
    <style:style style:name="T52" style:family="text">
      <style:text-properties officeooo:rsid="00844ae6"/>
    </style:style>
    <style:style style:name="T53" style:family="text">
      <style:text-properties officeooo:rsid="008ae591"/>
    </style:style>
    <style:style style:name="T54" style:family="text">
      <style:text-properties officeooo:rsid="008e4967"/>
    </style:style>
    <style:style style:name="T55" style:family="text">
      <style:text-properties style:font-name="Times New Roman" officeooo:rsid="008e4967"/>
    </style:style>
    <style:style style:name="T56" style:family="text">
      <style:text-properties style:font-name="Times New Roman" officeooo:rsid="009ab429"/>
    </style:style>
    <style:style style:name="T57" style:family="text">
      <style:text-properties style:font-name="Times New Roman" style:text-underline-style="solid" style:text-underline-width="auto" style:text-underline-color="font-color" officeooo:rsid="008f18b8"/>
    </style:style>
    <style:style style:name="T58" style:family="text">
      <style:text-properties style:font-name="Times New Roman" style:text-underline-style="solid" style:text-underline-width="auto" style:text-underline-color="font-color" officeooo:rsid="00a06155"/>
    </style:style>
    <style:style style:name="T59" style:family="text">
      <style:text-properties officeooo:rsid="009d91bb"/>
    </style:style>
    <style:style style:name="T60" style:family="text">
      <style:text-properties officeooo:rsid="00aae270"/>
    </style:style>
    <style:style style:name="T61" style:family="text">
      <style:text-properties officeooo:rsid="00b3f180"/>
    </style:style>
    <style:style style:name="T62" style:family="text">
      <style:text-properties style:font-name="Miriam Mono CLM" fo:font-size="10pt" style:font-name-complex="Miriam Mono CLM" style:font-size-complex="10pt"/>
    </style:style>
    <style:style style:name="T63" style:family="text">
      <style:text-properties style:font-name="Times New Roman" fo:font-size="10pt" style:font-name-complex="Times New Roman" style:font-size-complex="10pt"/>
    </style:style>
    <style:style style:name="T64" style:family="text">
      <style:text-properties fo:color="#000000" loext:opacity="100%" style:font-name="Miriam Mono CLM" fo:font-size="10pt" style:font-name-complex="Miriam Mono CLM" style:font-size-complex="10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.5pt" style:language-asian="zh" style:country-asian="CN" style:font-style-asian="normal" style:font-weight-asian="normal" style:font-name-complex="Arial Unicode M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loext:opacity="100%"/>
    </style:style>
    <style:style style:name="gr1" style:family="graphic">
      <style:graphic-properties draw:stroke="dash" draw:stroke-dash="Double_20_Dash" svg:stroke-color="#000000" draw:fill="none" draw:fill-color="#ffffff" fo:min-height="0.97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gradient" draw:fill-gradient-name="Gradient_20_13" draw:textarea-horizontal-align="justify" draw:textarea-vertical-align="middle" draw:auto-grow-height="false" fo:min-height="3.791cm" fo:min-width="5.2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gradient" draw:fill-gradient-name="Gradient_20_16" draw:textarea-horizontal-align="justify" draw:textarea-vertical-align="top" draw:auto-grow-height="false" fo:min-height="3.791cm" fo:min-width="5.2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gradient" draw:fill-gradient-name="Gradient_20_17" draw:textarea-horizontal-align="justify" draw:textarea-vertical-align="top" draw:auto-grow-height="false" fo:min-height="3.791cm" fo:min-width="5.25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6cm" svg:stroke-color="#000000" draw:marker-start-width="0.512cm" draw:marker-end-width="0.512cm" draw:fill="solid" draw:fill-color="#fafafa" draw:textarea-horizontal-align="justify" draw:textarea-vertical-align="middle" draw:auto-grow-height="false" fo:min-height="3.903cm" fo:min-width="16.027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–<text:tab/>–<text:tab/>–<text:tab/>–<text:tab/>–<text:tab/><text:span text:style-name="T1">[Code Anouk]<text:tab/>–<text:tab/>–<text:tab/>–<text:tab/>–<text:tab/>–<text:tab/></text:span></text:p>
      <text:p text:style-name="P14">•<text:span text:style-name="T17">J’ai du modifier un peu </text:span><text:span text:style-name="T27">le</text:span><text:span text:style-name="T17"> code </text:span><text:span text:style-name="T27">de Lysandre </text:span><text:span text:style-name="T17">pour que le mien marche :</text:span></text:p>
      <text:p text:style-name="P21">- <text:span text:style-name="T6">etatDuJeu </text:span><text:span text:style-name="T18">: </text:span><text:span text:style-name="T19">pour pouvoir manipuler ce dictionnaire, j</text:span><text:span text:style-name="T21">e l’ai</text:span><text:span text:style-name="T19"> sorti </text:span><text:span text:style-name="T20">de la variable </text:span><text:span text:style-name="T8">main()</text:span><text:span text:style-name="T20"> </text:span><text:span text:style-name="T25">et je l’ai </text:span><text:span text:style-name="T26">initialisé avec :</text:span></text:p>
      <text:p text:style-name="P22"><draw:frame text:anchor-type="as-char" draw:z-index="4" draw:name="Forme3" draw:style-name="gr1" draw:text-style-name="P27" svg:width="15.438cm" svg:height="0.978cm"><draw:text-box><text:p text:style-name="P26"><text:span text:style-name="T62">etatDuJeu = </text:span><text:span text:style-name="T63">{</text:span><text:span text:style-name="T64">"jeuTourne" : True, "listeEntites" : [Entite("Joueur", Box(Vecteur(3, 3), 1.99, 1.99, Vecteur(0, 0)))], "generateurs" = []}</text:span></text:p></draw:text-box></draw:frame></text:p>
      <text:p text:style-name="P20">- l<text:span text:style-name="T22">a fonction </text:span><text:span text:style-name="T5">dessine</text:span><text:span text:style-name="T22"> : </text:span><text:span text:style-name="T23">création d’une boucle pour chaque entité.</text:span></text:p>
      <text:p text:style-name="P3">• <text:span text:style-name="T30">/!\ </text:span><text:span text:style-name="T33">au lieu d’utiliser le terme de</text:span><text:span text:style-name="T36"> poubelle.s</text:span><text:span text:style-name="T37"> </text:span><text:span text:style-name="T31">j’</text:span><text:span text:style-name="T32">utiliserai le terme de</text:span><text:span text:style-name="T35"> générateur.s</text:span><text:span text:style-name="T39">.</text:span><text:span text:style-name="T40"> </text:span><text:span text:style-name="T41">Création d</text:span><text:span text:style-name="T42">e la clé</text:span><text:span text:style-name="T38"> generateurs</text:span><text:span text:style-name="T28"> </text:span><text:span text:style-name="T43">dans le dictionnaire</text:span><text:span text:style-name="T34"> </text:span><text:span text:style-name="T10">etatDuJeu</text:span><text:span text:style-name="T43"> </text:span><text:span text:style-name="T44">dont </text:span><text:span text:style-name="T45">l’attribut est </text:span><text:span text:style-name="T29">un tableau </text:span><text:span text:style-name="T46">de couple </text:span><text:span text:style-name="T52">(x,y)</text:span><text:span text:style-name="T46"> de coordonnées de chaque générateur.</text:span></text:p>
      <text:p text:style-name="P8">• Équation pour définir la position des monstres selon la position du block : </text:p>
      <text:p text:style-name="P9"><text:tab/>x = <text:span text:style-name="T48">(</text:span>X_generateur<text:span text:style-name="T48">+1)</text:span> + (monstre_<text:span text:style-name="T47">wi</text:span><text:span text:style-name="T51">d</text:span><text:span text:style-name="T47">th</text:span> /2)</text:p>
      <text:p text:style-name="P9"><text:tab/>y = Y_generateur + <text:span text:style-name="T49">(1.9- monstre_height)*0.</text:span><text:span text:style-name="T50">5</text:span></text:p>
      <text:p text:style-name="P9">• <text:span text:style-name="T53">GENERATION DE MONSTRE :</text:span></text:p>
      <text:p text:style-name="P10"><text:tab/><text:span text:style-name="T54">ajouter </text:span><text:span text:style-name="T59">la fonction</text:span><text:span text:style-name="T54"> </text:span><text:span text:style-name="T7">generationMonstres()</text:span><text:span text:style-name="T55"> </text:span></text:p>
      <text:p text:style-name="P11"><text:span text:style-name="T54"><text:tab/></text:span><text:span text:style-name="T60">dans la fonction </text:span><text:span text:style-name="T9">main()</text:span><text:span text:style-name="T60">: </text:span></text:p>
      <text:p text:style-name="P24"><text:span text:style-name="T54">ajouter </text:span><text:span text:style-name="T7">generationMonstres()</text:span><text:span text:style-name="T55"> </text:span><text:span text:style-name="T56">(avec les paramètres appropriés) à</text:span><text:span text:style-name="T55"> la boucle while de la fonction </text:span><text:span text:style-name="T57">/!\ </text:span><text:span text:style-name="T58">Nécessitera sans doute une boucle pour gérer tous les générateurs</text:span></text:p>
      <text:p text:style-name="P25"/>
      <text:p text:style-name="P3">• <text:span text:style-name="T61">Création des types de monstres avec pour nom : </text:span><text:span text:style-name="T11">type1</text:span><text:span text:style-name="T61"> et </text:span><text:span text:style-name="T11">type2</text:span><text:span text:style-name="T61"> afin de pouvoir changer d’avis plus facilement.</text:span></text:p>
      <text:p text:style-name="P12">• </text:p>
      <text:p text:style-name="P17">–<text:tab/>–<text:tab/>–<text:tab/>–<text:tab/>–<text:tab/><text:span text:style-name="T1">[Code Lysandre]<text:tab/>–<text:tab/>–<text:tab/>–<text:tab/>–<text:tab/>–</text:span></text:p>
      <text:p text:style-name="P13">• <text:span text:style-name="T2">Dans la classe </text:span><text:span text:style-name="T4">Entite</text:span><text:span text:style-name="T2">, la méthode </text:span><text:span text:style-name="T4">getBox</text:span><text:span text:style-name="T2"> est </text:span><text:span text:style-name="T3">i</text:span><text:span text:style-name="T2">n</text:span><text:span text:style-name="T3">u</text:span><text:span text:style-name="T2">t</text:span><text:span text:style-name="T3">il</text:span><text:span text:style-name="T2">e, il suffit d’utiliser « </text:span><text:span text:style-name="T4">.box</text:span><text:span text:style-name="T2"> »</text:span></text:p>
      <text:p text:style-name="P4">• <text:span text:style-name="T12">Régler le problème de glissement : on glisse lorsqu’on arrête d’appuyer sur une flèche </text:span><text:span text:style-name="T13">et au lancement on ne peut pas tomber lorsqu’on </text:span><text:span text:style-name="T14">va</text:span><text:span text:style-name="T13"> à droite</text:span></text:p>
      <text:p text:style-name="P5">• </text:p>
      <text:p text:style-name="P5">•</text:p>
      <text:p text:style-name="P5">•</text:p>
      <text:p text:style-name="P18">–<text:tab/>–<text:tab/>–<text:tab/>–<text:tab/>–<text:tab/><text:span text:style-name="T1">[Graphisme Elora]<text:tab/>–<text:tab/>–<text:tab/>–<text:tab/>–<text:tab/>–</text:span></text:p>
      <text:p text:style-name="P16"/>
      <text:p text:style-name="P7">• <text:span text:style-name="T24">Pour simplifier l’arrière fond et éviter de mettre trop d’image, on peut réduire la taille des blocks et des personnages et/ou agrandir la taille de l’arrière plan, on forme ensuite une sorte de labyrinthe :</text:span></text:p>
      <text:p text:style-name="P23"><draw:custom-shape text:anchor-type="paragraph" draw:z-index="0" draw:name="Forme2" draw:style-name="gr5" draw:text-style-name="P35" svg:width="16.133cm" svg:height="4.01cm" svg:x="0.496cm" svg:y="-0.002cm"><text:p/><draw:enhanced-geometry svg:viewBox="0 0 21600 21600" draw:type="rectangle" draw:enhanced-path="M 0 0 L 21600 0 21600 21600 0 21600 0 0 Z N"/></draw:custom-shape><draw:custom-shape text:anchor-type="as-char" draw:z-index="1" draw:name="Forme1_0" draw:style-name="gr4" draw:text-style-name="P34" svg:width="5.259cm" svg:height="3.791cm"><text:p text:style-name="P32"><text:span text:style-name="T66"><text:tab/></text:span><text:span text:style-name="T66"><text:tab/></text:span><text:span text:style-name="T66"><text:tab/></text:span><text:span text:style-name="T66"><text:tab/></text:span><text:span text:style-name="T66">▒</text:span></text:p><text:p text:style-name="P32"><text:span text:style-name="T66">▒▒▒▒▒▒</text:span><text:span text:style-name="T66"><text:tab/></text:span><text:span text:style-name="T66"><text:tab/></text:span><text:span text:style-name="T66">▒▒▒▒▒</text:span></text:p><text:p text:style-name="P32"><text:span text:style-name="T66">▒</text:span><text:span text:style-name="T66"><text:tab/></text:span><text:span text:style-name="T66"><text:tab/></text:span><text:span text:style-name="T66"><text:tab/></text:span><text:span text:style-name="T66"><text:tab/></text:span><text:span text:style-name="T66">▒</text:span><text:span text:style-name="T66"><text:tab/></text:span><text:span text:style-name="T66"><text:tab/></text:span></text:p><text:p text:style-name="P32"><text:span text:style-name="T66">▒</text:span><text:span text:style-name="T66"><text:tab/></text:span><text:span text:style-name="T66"><text:tab/></text:span><text:span text:style-name="T66">▒▒▒▒▒▒▒▒▒▒▒</text:span></text:p><text:p text:style-name="P33"><text:span text:style-name="T66">▒</text:span><text:span text:style-name="T66"><text:tab/></text:span><text:span text:style-name="T66"><text:tab/></text:span><text:span text:style-name="T66"><text:tab/></text:span><text:span text:style-name="T66"><text:tab/></text:span><text:span text:style-name="T66">▒</text:span></text:p><text:p text:style-name="P33"><text:span text:style-name="T66">▒▒▒▒▒▒▒▒</text:span><text:span text:style-name="T66"><text:tab/></text:span><text:span text:style-name="T66"><text:tab/></text:span><text:span text:style-name="T66"><text:tab/></text:span><text:span text:style-name="T66">▒</text:span></text:p><text:p text:style-name="P33"><text:span text:style-name="T66"><text:tab/></text:span><text:span text:style-name="T66">▒</text:span><text:span text:style-name="T66"><text:tab/></text:span><text:span text:style-name="T66"><text:tab/></text:span><text:span text:style-name="T66"><text:tab/></text:span><text:span text:style-name="T66">▒</text:span></text:p><text:p text:style-name="P33"><text:span text:style-name="T66">▒▒</text:span><text:span text:style-name="T66"><text:tab/></text:span><text:span text:style-name="T66"><text:tab/></text:span><text:span text:style-name="T66"><text:tab/></text:span><text:span text:style-name="T66"><text:tab/></text:span><text:span text:style-name="T66">▒▒▒▒▒</text:span><text:span text:style-name="T66"><text:tab/></text:span></text:p><draw:enhanced-geometry svg:viewBox="0 0 21600 21600" draw:type="rectangle" draw:enhanced-path="M 0 0 L 21600 0 21600 21600 0 21600 0 0 Z N"/></draw:custom-shape><draw:custom-shape text:anchor-type="as-char" draw:z-index="3" draw:name="Forme1_1" draw:style-name="gr2" draw:text-style-name="P29" svg:width="5.259cm" svg:height="3.791cm"><text:p text:style-name="P28"/><text:p text:style-name="P28">▒▒▒▒<text:tab/><text:tab/><text:tab/><text:tab/>▒▒▒▒▒</text:p><text:p text:style-name="P28"><text:tab/><text:tab/><text:tab/>▒▒▒▒<text:tab/>▒<text:tab/></text:p><text:p text:style-name="P28"><text:tab/>▒▒▒<text:tab/> <text:s text:c="3"/>▒▒▒</text:p><text:p text:style-name="P28">▒▒<text:tab/><text:tab/><text:tab/>▒▒▒▒<text:tab/><text:tab/>▒▒</text:p><text:p text:style-name="P28">▒<text:tab/>▒▒▒▒▒▒▒<text:tab/> <text:s text:c="8"/>▒▒▒</text:p><text:p text:style-name="P28">▒▒<text:tab/> <text:s text:c="3"/>▒▒▒▒<text:tab/><text:tab/>▒▒</text:p><text:p text:style-name="P28">▒▒▒▒<text:tab/><text:tab/><text:tab/><text:tab/>▒▒▒▒▒▒▒</text:p><draw:enhanced-geometry svg:viewBox="0 0 21600 21600" draw:type="rectangle" draw:enhanced-path="M 0 0 L 21600 0 21600 21600 0 21600 0 0 Z N"/></draw:custom-shape><draw:custom-shape text:anchor-type="as-char" draw:z-index="2" draw:name="Forme1" draw:style-name="gr3" draw:text-style-name="P31" svg:width="5.259cm" svg:height="3.791cm"><text:p text:style-name="P30"><text:span text:style-name="T65">▒▒▒▒▒</text:span><text:span text:style-name="T65"><text:tab/></text:span><text:span text:style-name="T65"><text:tab/></text:span><text:span text:style-name="T65"> <text:s text:c="9"/></text:span><text:span text:style-name="T65">|∆</text:span></text:p><text:p text:style-name="P30"><text:span text:style-name="T65">▒▒</text:span><text:span text:style-name="T65"><text:tab/></text:span><text:span text:style-name="T65"><text:tab/></text:span><text:span text:style-name="T65"><text:tab/></text:span><text:span text:style-name="T65">▒▒▒▒▒</text:span></text:p><text:p text:style-name="P30"><text:span text:style-name="T65">▒▒▒▒</text:span><text:span text:style-name="T65"><text:tab/></text:span><text:span text:style-name="T65">▒▒▒▒</text:span><text:span text:style-name="T65"><text:tab/></text:span><text:span text:style-name="T65"><text:tab/></text:span><text:span text:style-name="T65"><text:tab/></text:span><text:span text:style-name="T65">▒</text:span></text:p><text:p text:style-name="P30"><text:span text:style-name="T65"><text:tab/></text:span><text:span text:style-name="T65">▒▒▒</text:span><text:span text:style-name="T65"><text:tab/></text:span><text:span text:style-name="T65"> <text:s text:c="2"/>▒</text:span><text:span text:style-name="T65"><text:tab/></text:span><text:span text:style-name="T65">▒</text:span></text:p><text:p text:style-name="P30"><text:span text:style-name="T65"><text:tab/></text:span><text:span text:style-name="T65">▒</text:span><text:span text:style-name="T65"><text:tab/></text:span><text:span text:style-name="T65"><text:tab/></text:span><text:span text:style-name="T65">▒▒▒</text:span><text:span text:style-name="T65"><text:tab/></text:span></text:p><text:p text:style-name="P30"><text:span text:style-name="T65"><text:s text:c="3"/>▒▒</text:span><text:span text:style-name="T65"><text:tab/></text:span><text:span text:style-name="T65">▒▒▒▒▒▒▒▒▒▒▒</text:span><text:span text:style-name="T65"><text:tab/></text:span></text:p><text:p text:style-name="P30"><text:span text:style-name="T65"><text:s text:c="4"/>▒</text:span><text:span text:style-name="T65"><text:tab/></text:span><text:span text:style-name="T65">▒▒▒▒▒▒▒▒▒▒▒</text:span><text:span text:style-name="T65"><text:tab/></text:span><text:span text:style-name="T65">▒</text:span></text:p><text:p text:style-name="P30"><text:span text:style-name="T65"><text:s text:c="6"/></text:span></text:p><draw:enhanced-geometry svg:viewBox="0 0 21600 21600" draw:type="rectangle" draw:enhanced-path="M 0 0 L 21600 0 21600 21600 0 21600 0 0 Z N"/></draw:custom-shape></text:p>
      <text:p text:style-name="P2">• </text:p>
      <text:p text:style-name="P1"/>
      <text:p text:style-name="P19">–<text:tab/>–<text:tab/>–<text:tab/>–<text:tab/>–<text:tab/><text:span text:style-name="T1">[</text:span><text:span text:style-name="T15">COMMUN</text:span><text:span text:style-name="T1">]<text:tab/>–<text:tab/>–<text:tab/>–<text:tab/>–<text:tab/>–</text:span></text:p>
      <text:p text:style-name="P15"><text:soft-page-break/>• <text:span text:style-name="T16">trouver comment fermer la fenêtre sans faire crasher le code</text:span></text:p>
      <text:p text:style-name="P6">•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3" svg:font-family="'Arial Unicode MS'" style:font-family-generic="swiss"/>
    <style:font-face style:name="Arial Unicode MS" svg:font-family="'Arial Unicode MS'" style:font-pitch="variable"/>
    <style:font-face style:name="Liberation Serif1" svg:font-family="'Liberation Serif'" style:font-pitch="variable"/>
    <style:font-face style:name="Miriam Mono CLM" svg:font-family="'Miriam Mono CLM'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3" draw:display-name="Gradient 13" draw:style="linear" draw:start-color="#4a148c" draw:end-color="#3d5afe" draw:start-intensity="100%" draw:end-intensity="100%" draw:angle="30deg" draw:border="0%"/>
    <draw:gradient draw:name="Gradient_20_16" draw:display-name="Gradient 16" draw:style="linear" draw:start-color="#536dfe" draw:end-color="#3f51b5" draw:start-intensity="100%" draw:end-intensity="100%" draw:angle="30deg" draw:border="0%"/>
    <draw:gradient draw:name="Gradient_20_17" draw:display-name="Gradient 17" draw:style="linear" draw:start-color="#4a148c" draw:end-color="#6a1b9a" draw:start-intensity="100%" draw:end-intensity="100%" draw:angle="30deg" draw:border="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7T13:53:15.174061113</meta:creation-date>
    <meta:generator>LibreOffice/7.1.7.2$MacOSX_X86_64 LibreOffice_project/c6a4e3954236145e2acb0b65f68614365aeee33f</meta:generator>
    <dc:date>2023-03-12T18:18:51.322655120</dc:date>
    <meta:editing-duration>P1DT15H9M28S</meta:editing-duration>
    <meta:editing-cycles>120</meta:editing-cycles>
    <meta:document-statistic meta:table-count="0" meta:image-count="0" meta:object-count="0" meta:page-count="2" meta:paragraph-count="28" meta:word-count="269" meta:character-count="1664" meta:non-whitespace-character-count="1370"/>
  </office:meta>
</office:document-meta>
</file>